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Random0</text:p>
          </table:table-cell>
          <table:table-cell table:number-columns-repeated="4"/>
          <table:table-cell office:value-type="string">
            <text:p>Random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  <table:table-cell table:number-columns-repeated="2"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.117529880478088">
            <text:p>0.1175298805</text:p>
          </table:table-cell>
          <table:table-cell office:value-type="float" office:value="0.0921314741035857">
            <text:p>0.092131474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3">
            <text:p>0.023</text:p>
          </table:table-cell>
          <table:table-cell office:value-type="float" office:value="0.031">
            <text:p>0.03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.143426294820717">
            <text:p>0.1434262948</text:p>
          </table:table-cell>
          <table:table-cell office:value-type="float" office:value="0.102091633466135">
            <text:p>0.102091633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117">
            <text:p>0.117</text:p>
          </table:table-cell>
          <table:table-cell office:value-type="float" office:value="0.139">
            <text:p>0.139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.301792828685259">
            <text:p>0.3017928287</text:p>
          </table:table-cell>
          <table:table-cell office:value-type="float" office:value="0.24003984063745">
            <text:p>0.2400398406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0.437">
            <text:p>0.437</text:p>
          </table:table-cell>
          <table:table-cell office:value-type="float" office:value="0.441">
            <text:p>0.441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0.357569721115538">
            <text:p>0.3575697211</text:p>
          </table:table-cell>
          <table:table-cell office:value-type="float" office:value="0.347609561752988">
            <text:p>0.3476095618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table:number-columns-repeated="2" office:value-type="float" office:value="0.8">
            <text:p>0.8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0.39093625498008">
            <text:p>0.390936255</text:p>
          </table:table-cell>
          <table:table-cell office:value-type="float" office:value="0.63296812749004">
            <text:p>0.6329681275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number-columns-repeated="2" office:value-type="float" office:value="0.8">
            <text:p>0.8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0.804780876494024">
            <text:p>0.8047808765</text:p>
          </table:table-cell>
          <table:table-cell office:value-type="float" office:value="0.818725099601594">
            <text:p>0.8187250996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table:number-columns-repeated="2" office:value-type="float" office:value="0.8">
            <text:p>0.8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 office:value-type="float" office:value="0.845617529880478">
            <text:p>0.8456175299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number-columns-repeated="2" office:value-type="float" office:value="0.8">
            <text:p>0.8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 office:value-type="float" office:value="0.845617529880478">
            <text:p>0.8456175299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indexScanUnclustered-Product</text:p>
          </table:table-cell>
          <table:table-cell table:number-columns-repeated="4"/>
          <table:table-cell office:value-type="string">
            <text:p>indexScanUnclustered-Sa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  <table:table-cell table:number-columns-repeated="2"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930232558139535">
            <text:p>0.0930232558</text:p>
          </table:table-cell>
          <table:table-cell office:value-type="float" office:value="0.0697674418604651">
            <text:p>0.0697674419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.015748031496063">
            <text:p>0.0157480315</text:p>
          </table:table-cell>
          <table:table-cell office:value-type="float" office:value="0.0236220472440945">
            <text:p>0.023622047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.116279069767442">
            <text:p>0.1162790698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.015748031496063">
            <text:p>0.01574803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.0590551181102362">
            <text:p>0.0590551181</text:p>
          </table:table-cell>
          <table:table-cell office:value-type="float" office:value="0.0551181102362205">
            <text:p>0.0551181102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 office:value-type="float" office:value="0.0826771653543307">
            <text:p>0.0826771654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252">
            <text:p>252</text:p>
          </table:table-cell>
          <table:table-cell table:number-columns-repeated="2" office:value-type="float" office:value="0.0984251968503937">
            <text:p>0.0984251969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 office:value-type="float" office:value="0.0984251968503937">
            <text:p>0.0984251969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 office:value-type="float" office:value="0.0984251968503937">
            <text:p>0.0984251969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number-columns-repeated="2" office:value-type="float" office:value="0.13953488372093">
            <text:p>0.1395348837</text:p>
          </table:table-cell>
          <table:table-cell table:number-columns-repeated="2"/>
          <table:table-cell office:value-type="float" office:value="700">
            <text:p>700</text:p>
          </table:table-cell>
          <table:table-cell table:number-columns-repeated="2" office:value-type="float" office:value="0.0984251968503937">
            <text:p>0.0984251969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BNLJ-SaleXProduct-group_100</text:p>
          </table:table-cell>
          <table:table-cell table:number-columns-repeated="4"/>
          <table:table-cell office:value-type="string">
            <text:p>BNLJ-SaleXProduct-group_25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  <table:table-cell table:number-columns-repeated="2"/>
          <table:table-cell office:value-type="string">
            <text:p>BufferSize</text:p>
          </table:table-cell>
          <table:table-cell office:value-type="string">
            <text:p>Single</text:p>
          </table:table-cell>
          <table:table-cell office:value-type="string">
            <text:p>Multiple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0.2505">
            <text:p>0.2505</text:p>
          </table:table-cell>
          <table:table-cell office:value-type="float" office:value="0.45">
            <text:p>0.45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2805">
            <text:p>0.2805</text:p>
          </table:table-cell>
          <table:table-cell office:value-type="float" office:value="0.45">
            <text:p>0.45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0.025">
            <text:p>0.025</text:p>
          </table:table-cell>
          <table:table-cell office:value-type="float" office:value="0.214285714285714">
            <text:p>0.2142857143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3725">
            <text:p>0.3725</text:p>
          </table:table-cell>
          <table:table-cell office:value-type="float" office:value="0.45">
            <text:p>0.4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0.121428571428571">
            <text:p>0.1214285714</text:p>
          </table:table-cell>
          <table:table-cell office:value-type="float" office:value="0.214285714285714">
            <text:p>0.2142857143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0.17">
            <text:p>0.17</text:p>
          </table:table-cell>
          <table:table-cell office:value-type="float" office:value="0.214285714285714">
            <text:p>0.214285714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 </meta:initial-creator>
    <meta:creation-date>2013-07-17T00:54:15</meta:creation-date>
    <dc:date>2013-07-17T01:52:18</dc:date>
    <dc:creator>nadia </dc:creator>
    <meta:editing-duration>PT42M53S</meta:editing-duration>
    <meta:editing-cycles>4</meta:editing-cycles>
    <meta:generator>LibreOffice/3.5$Linux_x86 LibreOffice_project/350m1$Build-2</meta:generator>
    <meta:document-statistic meta:table-count="3" meta:cell-count="144" meta:object-count="0"/>
  </office:meta>
</office:document-meta>
</file>